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28a05" officeooo:paragraph-rsid="00128a05"/>
    </style:style>
    <style:style style:name="P2" style:family="paragraph" style:parent-style-name="Standard">
      <style:paragraph-properties fo:text-align="start" style:justify-single-word="false"/>
      <style:text-properties officeooo:rsid="00128a05" officeooo:paragraph-rsid="00128a05"/>
    </style:style>
    <style:style style:name="P3" style:family="paragraph" style:parent-style-name="Standard">
      <style:paragraph-properties fo:text-align="center" style:justify-single-word="false"/>
      <style:text-properties fo:font-size="18pt" officeooo:rsid="00128a05" officeooo:paragraph-rsid="00128a05" style:font-size-asian="18pt" style:font-size-complex="18pt"/>
    </style:style>
    <style:style style:name="P4" style:family="paragraph" style:parent-style-name="Standard">
      <style:paragraph-properties fo:text-align="start" style:justify-single-word="false"/>
      <style:text-properties fo:font-size="18pt" officeooo:rsid="00128a05" officeooo:paragraph-rsid="00128a05" style:font-size-asian="18pt" style:font-size-complex="18pt"/>
    </style:style>
    <style:style style:name="P5" style:family="paragraph" style:parent-style-name="Standard">
      <style:paragraph-properties fo:text-align="center" style:justify-single-word="false"/>
      <style:text-properties fo:font-size="18pt" style:text-underline-style="none" officeooo:rsid="00128a05" officeooo:paragraph-rsid="00128a05" style:font-size-asian="18pt" style:font-size-complex="18pt"/>
    </style:style>
    <style:style style:name="P6" style:family="paragraph" style:parent-style-name="Standard">
      <style:paragraph-properties fo:text-align="start" style:justify-single-word="false"/>
      <style:text-properties fo:font-size="14pt" style:text-underline-style="none" officeooo:rsid="0019a998" officeooo:paragraph-rsid="00244d4f" style:font-size-asian="12.25pt" style:font-size-complex="14pt"/>
    </style:style>
    <style:style style:name="P7" style:family="paragraph" style:parent-style-name="Standard">
      <style:paragraph-properties fo:text-align="start" style:justify-single-word="false"/>
      <style:text-properties fo:font-size="14pt" style:text-underline-style="none" officeooo:rsid="0019a998" officeooo:paragraph-rsid="002756f5" style:font-size-asian="12.25pt" style:font-size-complex="14pt"/>
    </style:style>
    <style:style style:name="P8" style:family="paragraph" style:parent-style-name="Standard">
      <style:paragraph-properties fo:text-align="start" style:justify-single-word="false"/>
      <style:text-properties fo:font-size="14pt" style:text-underline-style="none" officeooo:rsid="0028f48d" officeooo:paragraph-rsid="002b91f5" style:font-size-asian="12.25pt" style:font-size-complex="14pt"/>
    </style:style>
    <style:style style:name="P9" style:family="paragraph" style:parent-style-name="Standard">
      <style:paragraph-properties fo:text-align="start" style:justify-single-word="false"/>
      <style:text-properties fo:font-size="14pt" style:text-underline-style="none" officeooo:rsid="0028f48d" officeooo:paragraph-rsid="002baed0" style:font-size-asian="12.25pt" style:font-size-complex="14pt"/>
    </style:style>
    <style:style style:name="P10" style:family="paragraph" style:parent-style-name="Standard">
      <style:paragraph-properties fo:text-align="start" style:justify-single-word="false"/>
      <style:text-properties fo:font-size="14pt" style:text-underline-style="none" officeooo:rsid="002c67be" officeooo:paragraph-rsid="002c67be" style:font-size-asian="12.25pt" style:font-size-complex="14pt"/>
    </style:style>
    <style:style style:name="P11" style:family="paragraph" style:parent-style-name="Standard">
      <style:paragraph-properties fo:text-align="start" style:justify-single-word="false"/>
      <style:text-properties fo:font-size="14pt" style:text-underline-style="none" fo:font-weight="bold" officeooo:rsid="002756f5" officeooo:paragraph-rsid="002756f5"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style:text-underline-style="none" fo:font-weight="bold" officeooo:rsid="00288d11" officeooo:paragraph-rsid="00288d11"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style:text-underline-style="none" fo:font-weight="normal" officeooo:rsid="002756f5" officeooo:paragraph-rsid="002b91f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officeooo:paragraph-rsid="002c67be"/>
    </style:style>
    <style:style style:name="P15" style:family="paragraph" style:parent-style-name="Standard">
      <style:paragraph-properties fo:text-align="start" style:justify-single-word="false"/>
      <style:text-properties fo:font-size="14pt" style:text-underline-style="none" officeooo:rsid="001f93b5" officeooo:paragraph-rsid="002756f5" style:font-size-asian="12.25pt" style:font-size-complex="14pt"/>
    </style:style>
    <style:style style:name="P16" style:family="paragraph" style:parent-style-name="Standard">
      <style:paragraph-properties fo:text-align="start" style:justify-single-word="false"/>
      <style:text-properties fo:font-size="14pt" style:text-underline-style="none" officeooo:rsid="001f93b5" officeooo:paragraph-rsid="00244d4f" style:font-size-asian="12.25pt" style:font-size-complex="14pt"/>
    </style:style>
    <style:style style:name="P17" style:family="paragraph" style:parent-style-name="Standard">
      <style:paragraph-properties fo:text-align="start" style:justify-single-word="false"/>
      <style:text-properties fo:font-size="14pt" style:text-underline-style="none" officeooo:rsid="002baed0" officeooo:paragraph-rsid="0059aa08" style:font-size-asian="12.25pt" style:font-size-complex="14pt"/>
    </style:style>
    <style:style style:name="P18" style:family="paragraph" style:parent-style-name="Standard">
      <style:paragraph-properties fo:text-align="start" style:justify-single-word="false"/>
      <style:text-properties fo:font-size="14pt" style:text-underline-style="none" officeooo:rsid="002c67be" officeooo:paragraph-rsid="002c67be" style:font-size-asian="12.25pt" style:font-size-complex="14pt"/>
    </style:style>
    <style:style style:name="P19" style:family="paragraph" style:parent-style-name="Standard">
      <style:paragraph-properties fo:text-align="start" style:justify-single-word="false"/>
      <style:text-properties fo:font-size="14pt" style:text-underline-style="none" officeooo:rsid="0028f48d" officeooo:paragraph-rsid="004ec431" style:font-size-asian="12.25pt" style:font-size-complex="14pt"/>
    </style:style>
    <style:style style:name="P20" style:family="paragraph" style:parent-style-name="Standard">
      <style:paragraph-properties fo:text-align="start" style:justify-single-word="false"/>
      <style:text-properties fo:font-size="14pt" style:text-underline-style="none" fo:font-weight="normal" officeooo:rsid="002756f5" officeooo:paragraph-rsid="002756f5"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bold" officeooo:rsid="0065f28c" officeooo:paragraph-rsid="0065f28c" style:font-size-asian="12.25pt" style:font-weight-asian="bold" style:font-size-complex="14pt" style:font-weight-complex="bold"/>
    </style:style>
    <style:style style:name="P22" style:family="paragraph" style:parent-style-name="Standard">
      <style:paragraph-properties fo:text-align="start" style:justify-single-word="false"/>
      <style:text-properties officeooo:paragraph-rsid="0031a46f"/>
    </style:style>
    <style:style style:name="P23" style:family="paragraph" style:parent-style-name="Standard">
      <style:paragraph-properties fo:text-align="center" style:justify-single-word="false"/>
      <style:text-properties fo:font-size="22pt" style:text-underline-style="none" officeooo:rsid="00128a05" officeooo:paragraph-rsid="00128a05" style:font-size-asian="22pt" style:font-size-complex="22pt"/>
    </style:style>
    <style:style style:name="T1" style:family="text">
      <style:text-properties officeooo:rsid="0016e81f"/>
    </style:style>
    <style:style style:name="T2" style:family="text">
      <style:text-properties officeooo:rsid="00288d11"/>
    </style:style>
    <style:style style:name="T3" style:family="text">
      <style:text-properties fo:font-size="14pt" style:text-underline-style="none" officeooo:rsid="002c67be" style:font-size-asian="12.25pt" style:font-size-complex="14pt"/>
    </style:style>
    <style:style style:name="T4" style:family="text">
      <style:text-properties fo:font-size="14pt" style:text-underline-style="none" officeooo:rsid="0019a998" style:font-size-asian="12.25pt" style:font-size-complex="14pt"/>
    </style:style>
    <style:style style:name="T5" style:family="text">
      <style:text-properties fo:font-size="14pt" style:text-underline-style="none" officeooo:rsid="002fc258" style:font-size-asian="12.25pt" style:font-size-complex="14pt"/>
    </style:style>
    <style:style style:name="T6" style:family="text">
      <style:text-properties fo:font-size="14pt" style:text-underline-style="none" officeooo:rsid="001bfc31" style:font-size-asian="12.25pt" style:font-size-complex="14pt"/>
    </style:style>
    <style:style style:name="T7" style:family="text">
      <style:text-properties fo:font-size="14pt" style:text-underline-style="none" officeooo:rsid="005e5bb7" style:font-size-asian="12.25pt" style:font-size-complex="14pt"/>
    </style:style>
    <style:style style:name="T8" style:family="text">
      <style:text-properties fo:font-size="14pt" style:text-underline-style="none" officeooo:rsid="005f6d46" style:font-size-asian="12.25pt" style:font-size-complex="14pt"/>
    </style:style>
    <style:style style:name="T9" style:family="text">
      <style:text-properties fo:font-size="14pt" style:text-underline-style="none" officeooo:rsid="00614f61" style:font-size-asian="12.25pt" style:font-size-complex="14pt"/>
    </style:style>
    <style:style style:name="T10" style:family="text">
      <style:text-properties fo:font-size="14pt" style:text-underline-style="none" officeooo:rsid="002cea17" style:font-size-asian="14pt" style:font-size-complex="14pt"/>
    </style:style>
    <style:style style:name="T11" style:family="text">
      <style:text-properties fo:font-size="14pt" style:text-underline-style="none" officeooo:rsid="002e34f3" style:font-size-asian="14pt" style:font-size-complex="14pt"/>
    </style:style>
    <style:style style:name="T12" style:family="text">
      <style:text-properties fo:font-size="14pt" style:text-underline-style="none" officeooo:rsid="002f645c" style:font-size-asian="14pt" style:font-size-complex="14pt"/>
    </style:style>
    <style:style style:name="T13" style:family="text">
      <style:text-properties fo:font-size="14pt" fo:font-style="italic" style:text-underline-style="none" officeooo:rsid="0019a998" style:font-size-asian="12.25pt" style:font-style-asian="italic" style:font-size-complex="14pt" style:font-style-complex="italic"/>
    </style:style>
    <style:style style:name="T14" style:family="text">
      <style:text-properties fo:font-size="14pt" fo:font-style="italic" style:text-underline-style="none" officeooo:rsid="001a3bbd" style:font-size-asian="12.25pt" style:font-style-asian="italic" style:font-size-complex="14pt" style:font-style-complex="italic"/>
    </style:style>
    <style:style style:name="T15" style:family="text">
      <style:text-properties style:font-name="Liberation Serif" fo:font-size="14pt" style:font-size-asian="14pt" style:font-size-complex="14pt"/>
    </style:style>
    <style:style style:name="T16" style:family="text">
      <style:text-properties officeooo:rsid="0032eede"/>
    </style:style>
    <style:style style:name="T17" style:family="text">
      <style:text-properties officeooo:rsid="00371f2f"/>
    </style:style>
    <style:style style:name="T18" style:family="text">
      <style:text-properties officeooo:rsid="003848ed"/>
    </style:style>
    <style:style style:name="T19" style:family="text">
      <style:text-properties officeooo:rsid="003a2b5b"/>
    </style:style>
    <style:style style:name="T20" style:family="text">
      <style:text-properties officeooo:rsid="003bc4f2"/>
    </style:style>
    <style:style style:name="T21" style:family="text">
      <style:text-properties officeooo:rsid="003c58f0"/>
    </style:style>
    <style:style style:name="T22" style:family="text">
      <style:text-properties officeooo:rsid="003d0845"/>
    </style:style>
    <style:style style:name="T23" style:family="text">
      <style:text-properties officeooo:rsid="0043bd0f"/>
    </style:style>
    <style:style style:name="T24" style:family="text">
      <style:text-properties officeooo:rsid="00454ddc"/>
    </style:style>
    <style:style style:name="T25" style:family="text">
      <style:text-properties officeooo:rsid="0047c2a3"/>
    </style:style>
    <style:style style:name="T26" style:family="text">
      <style:text-properties officeooo:rsid="004cd338"/>
    </style:style>
    <style:style style:name="T27" style:family="text">
      <style:text-properties officeooo:rsid="004d7a4f"/>
    </style:style>
    <style:style style:name="T28" style:family="text">
      <style:text-properties officeooo:rsid="004fd37b"/>
    </style:style>
    <style:style style:name="T29" style:family="text">
      <style:text-properties officeooo:rsid="005139e2"/>
    </style:style>
    <style:style style:name="T30" style:family="text">
      <style:text-properties officeooo:rsid="0054a66e"/>
    </style:style>
    <style:style style:name="T31" style:family="text">
      <style:text-properties officeooo:rsid="0058a031"/>
    </style:style>
    <style:style style:name="T32" style:family="text">
      <style:text-properties officeooo:rsid="0059aa08"/>
    </style:style>
    <style:style style:name="T33" style:family="text">
      <style:text-properties officeooo:rsid="005b87a6"/>
    </style:style>
    <style:style style:name="T34" style:family="text">
      <style:text-properties officeooo:rsid="005d37f1"/>
    </style:style>
    <style:style style:name="T35" style:family="text">
      <style:text-properties officeooo:rsid="0065c015"/>
    </style:style>
    <style:style style:name="T36" style:family="text">
      <style:text-properties officeooo:rsid="00660c3a"/>
    </style:style>
    <style:style style:name="T37" style:family="text">
      <style:text-properties officeooo:rsid="0067b8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erstraelen Jeroen <text:tab/><text:tab/><text:tab/><text:tab/><text:tab/><text:tab/><text:tab/><text:tab/><text:tab/><text:tab/><text:span text:style-name="T35">2</text:span>0143652</text:p>
      <text:p text:style-name="P2"/>
      <text:p text:style-name="P23">Rapport: <text:span text:style-name="T1">Project </text:span>Space Invaders</text:p>
      <text:p text:style-name="P5"/>
      <text:p text:style-name="P22"><text:span text:style-name="T4">Ik heb de verschillende files die gebruikt worden in het project opgedeeld in </text:span><text:span text:style-name="T13">Model</text:span><text:span text:style-name="T4">, </text:span><text:span text:style-name="T13">View </text:span><text:span text:style-name="T4">en </text:span><text:span text:style-name="T13">Controller </text:span><text:span text:style-name="T4">directories om zo meteen de structuur van het MVC-pattern weer te geven. Daarbij heb ik mij gehouden aan dat het </text:span><text:span text:style-name="T13">Model </text:span><text:span text:style-name="T4">niets van de </text:span><text:span text:style-name="T13">View </text:span><text:span text:style-name="T4">of de </text:span><text:span text:style-name="T13">Controller</text:span><text:span text:style-name="T4"> af weet </text:span><text:span text:style-name="T5">(Het kan wel Observers uit de View </text:span><text:span text:style-name="T15">notifiëren</text:span><text:span text:style-name="T5">)</text:span><text:span text:style-name="T4"> </text:span><text:span text:style-name="T6">en </text:span><text:span text:style-name="T4">de </text:span><text:span text:style-name="T13">View</text:span><text:span text:style-name="T4"> niets van de </text:span><text:span text:style-name="T14">C</text:span><text:span text:style-name="T13">ontroller</text:span><text:span text:style-name="T4">. </text:span></text:p>
      <text:p text:style-name="P7"/>
      <text:p text:style-name="P11">Controller</text:p>
      <text:p text:style-name="P15">De LevelController is een klasse die een instantie van een level (Behoort bij Model en behandeld de Entity AI) en een level window (Behoort bij View en is afgeleid van sf::RenderWindow <text:span text:style-name="T16">uit de SFML library</text:span>) bijhoudt. Daarbij behandeld de level controller user input en laat <text:span text:style-name="T36">de instantie van</text:span> <text:span text:style-name="T36">L</text:span>evel een tick uitvoeren die op zijn beurt, via Observers, de sprites op het level window laat tekenen. Het level en de level window worden 'gepopulate' vanuit een XML file bij het aanroepen van loadLevel(). Dit gebeurd via de LevelParser die de tinyXML library gebruikt. Deze klasse maakt gebruik van e<text:span text:style-name="T37">xception </text:span>handling wanneer er fouten in het lezen van de XML file optreden.</text:p>
      <text:p text:style-name="P6"/>
      <text:p text:style-name="P16">Menu<text:span text:style-name="T17">C</text:span>ontroller behandeld het main menu en houdt dus een lijst bij van de menu knoppen en laat er user input op toe. Daarbij is er als extra additie dat je een simulatie van het spel op de achtergrond van het menu kunt spelen en het dus ook een level bijhoudt uit een default menu XML file. <text:s/>Als <text:span text:style-name="T18">een kleine 'easter egg' </text:span>kan je het logo <text:span text:style-name="T19">in het midden </text:span>raken en het zo neerschieten waarop dat het terug verschijnt wanneer je alle monsters hebt verslagen.</text:p>
      <text:p text:style-name="P6"/>
      <text:p text:style-name="P11">Model</text:p>
      <text:p text:style-name="P13">Algemeen bestaat het Model enkel uit een Level en zijn Entities. Een level behandeld de AI van Entities terwijl de Entity zijn properties (bv. Locatie) en <text:span text:style-name="T20">triviale </text:span>functies die deze properties veranderen bijhoudt. De enige AI die in het spel echt aan bod komt is die van de monsters. </text:p>
      <text:p text:style-name="P13"/>
      <text:p text:style-name="P13">De extra addities bij de entities zijn het schild en de ParticleGenerator. Het schild is simpel. <text:span text:style-name="T22">Het heeft een aantal levens en elke keer dat het wordt geraakt dan veranderd zijn texture. Wanneer al zijn levens op zijn dan </text:span>wordt <text:span text:style-name="T21">het </text:span>verwijderd. De particle generator <text:span text:style-name="T2">is een speciale entiteit dat particles genereert vanuit een bepaalde locatie en voor een bepaalde duur, dit wordt enkel gebruikt als een explosie wanneer een monster wordt geraakt door een kogel van de speler.</text:span></text:p>
      <text:p text:style-name="P20"/>
      <text:p text:style-name="P20"/>
      <text:p text:style-name="P20"/>
      <text:p text:style-name="P20"/>
      <text:p text:style-name="P12"><text:soft-page-break/>View</text:p>
      <text:p text:style-name="P19">De view bestaat uit een LevelWindow en Observers. De LevelWindow klasse is een afgeleide klasse van sf::RenderWindow en is dus een instantie van een window in SFML. Daarbij houdt LevelWindow alle textur<text:span text:style-name="T25">es</text:span> bij die in het window gebruikt worden <text:span text:style-name="T23">en de </text:span>background <text:span text:style-name="T24">texture,</text:span> die wordt herhaald over een Texture Rectangle van de scherm breedte en een <text:span text:style-name="T26">hoogte van enkele malen de scherm hoogte</text:span>. De background gaat telkens als hij getekend wordt traag omhoog om zo het effect te geven dat je aan het bewegen bent in de ruimte. <text:span text:style-name="T27">Daarbij is de animatie traag genoeg om niet te beëindigen voor dat de monsters hun doel hebben bereikt.</text:span></text:p>
      <text:p text:style-name="P8"/>
      <text:p text:style-name="P17">Observer is een abstracte klasse met 2 afgeleide klassen: EntityObserver en AbstractObserver. De klasse houdt <text:span text:style-name="T28">een lijst van pointers naar de</text:span> textures <text:span text:style-name="T28">uit de level window </text:span>en <text:span text:style-name="T29">een pointer naar de instantie van de</text:span> level window waartoe ze behoort bij. De notify<text:span text:style-name="T30">() </text:span>functie kan <text:span text:style-name="T32">dan een aantal operaties op de sprite uitvoeren, zoals het tekenen van de sprite of naar de volgende texture van zijn animatie gaan. </text:span>De ParticleObserver werkt specifiek voor het tekenen van particles omdat deze niet met textures werk<text:span text:style-name="T33">en </text:span>maar met VertexArray<text:span text:style-name="T34">s</text:span> en kleuren.</text:p>
      <text:p text:style-name="P17"/>
      <text:p text:style-name="P21">Besluit</text:p>
      <text:p text:style-name="P9"/>
      <text:p text:style-name="P14"><text:span text:style-name="T3">De reden voor </text:span><text:span text:style-name="T7">mijn </text:span><text:span text:style-name="T3">keuze van deze opbouw van het MVC-pattern is zodat je vanuit </text:span><text:span text:style-name="T8">de </text:span><text:span text:style-name="T3">main </text:span><text:span text:style-name="T8">klasse</text:span><text:span text:style-name="T3"> heel simpel </text:span><text:span text:style-name="T9">aan </text:span><text:span text:style-name="T3">e</text:span><text:span text:style-name="T10">en LevelController een window kan meegeven en dan via de start() functie het level </text:span><text:span text:style-name="T11">autonoom </text:span><text:span text:style-name="T10">kan laten lopen met een LevelStatus als return waarde.</text:span><text:span text:style-name="T11"> </text:span><text:span text:style-name="T12">Elke klasse naam geeft ook telkens een goede representatie van hoe het in het spel gebruikt wordt zonder gebruik van onnodige abstractie.</text:span></text:p>
      <text:p text:style-name="P10"/>
      <text:p text:style-name="P10"/>
      <text:p text:style-name="P6"/>
      <text:p text:style-name="P6"/>
      <text:p text:style-name="P3"/>
      <text:p text:style-name="P4"/>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5:10:45.987145715</meta:creation-date>
    <dc:date>2016-01-08T17:40:21.290014672</dc:date>
    <meta:editing-duration>PT1H35M32S</meta:editing-duration>
    <meta:editing-cycles>90</meta:editing-cycles>
    <meta:generator>LibreOffice/4.2.8.2$Linux_X86_64 LibreOffice_project/420m0$Build-2</meta:generator>
    <meta:document-statistic meta:table-count="0" meta:image-count="0" meta:object-count="0" meta:page-count="2" meta:paragraph-count="14" meta:word-count="656" meta:character-count="3876" meta:non-whitespace-character-count="3221"/>
  </office:meta>
</office:document-meta>
</file>